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RecordSum" table:style-name="ta1">
        <table:shapes>
          <draw:frame draw:z-index="0" draw:style-name="gr1" draw:text-style-name="P1" svg:width="453.51pt" svg:height="255.09pt" svg:x="231.42pt" svg:y="22.51pt">
            <loext:p draw:notify-on-update-of-ranges="rtuRecordSum.C1:rtuRecordSum.C100 rtuRecordSum.D1:rtuRecordSum.D100 rtuRecordSum.C1:rtuRecordSum.C100 rtuRecordSum.E1:rtuRecord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7.9428352791" calcext:value-type="float">
            <text:p>7.94283527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10.762521728" calcext:value-type="float">
            <text:p>10.7625217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11.829696062" calcext:value-type="float">
            <text:p>11.8296960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10.6567538009" calcext:value-type="float">
            <text:p>10.65675380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11.4151448929" calcext:value-type="float">
            <text:p>11.41514489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10.1374509229" calcext:value-type="float">
            <text:p>10.13745092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10.9475877415" calcext:value-type="float">
            <text:p>10.94758774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7.5472624451" calcext:value-type="float">
            <text:p>7.5472624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7.9208331463" calcext:value-type="float">
            <text:p>7.92083314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11.8077470823" calcext:value-type="float">
            <text:p>11.80774708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7.7027905073" calcext:value-type="float">
            <text:p>7.70279050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10.0779372355" calcext:value-type="float">
            <text:p>10.0779372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10.3441756412" calcext:value-type="float">
            <text:p>10.34417564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8.9903021215" calcext:value-type="float">
            <text:p>8.9903021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11.6473671355" calcext:value-type="float">
            <text:p>11.6473671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10.9463320242" calcext:value-type="float">
            <text:p>10.94633202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9.1280822061" calcext:value-type="float">
            <text:p>9.12808220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11.5330992744" calcext:value-type="float">
            <text:p>11.53309927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7.8608501603" calcext:value-type="float">
            <text:p>7.86085016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608" calcext:value-type="float">
            <text:p>12608</text:p>
          </table:table-cell>
          <table:table-cell office:value-type="float" office:value="60" calcext:value-type="float">
            <text:p>60</text:p>
          </table:table-cell>
          <table:table-cell office:value-type="float" office:value="30.4189318073" calcext:value-type="float">
            <text:p>30.41893180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072" calcext:value-type="float">
            <text:p>13072</text:p>
          </table:table-cell>
          <table:table-cell office:value-type="float" office:value="63" calcext:value-type="float">
            <text:p>63</text:p>
          </table:table-cell>
          <table:table-cell office:value-type="float" office:value="28.8408939897" calcext:value-type="float">
            <text:p>28.8408939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536" calcext:value-type="float">
            <text:p>13536</text:p>
          </table:table-cell>
          <table:table-cell office:value-type="float" office:value="66" calcext:value-type="float">
            <text:p>66</text:p>
          </table:table-cell>
          <table:table-cell office:value-type="float" office:value="27.7239695374" calcext:value-type="float">
            <text:p>27.7239695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000" calcext:value-type="float">
            <text:p>14000</text:p>
          </table:table-cell>
          <table:table-cell office:value-type="float" office:value="69" calcext:value-type="float">
            <text:p>69</text:p>
          </table:table-cell>
          <table:table-cell office:value-type="float" office:value="29.4083740836" calcext:value-type="float">
            <text:p>29.40837408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64" calcext:value-type="float">
            <text:p>14464</text:p>
          </table:table-cell>
          <table:table-cell office:value-type="float" office:value="72" calcext:value-type="float">
            <text:p>72</text:p>
          </table:table-cell>
          <table:table-cell office:value-type="float" office:value="29.9296814113" calcext:value-type="float">
            <text:p>29.92968141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928" calcext:value-type="float">
            <text:p>14928</text:p>
          </table:table-cell>
          <table:table-cell office:value-type="float" office:value="75" calcext:value-type="float">
            <text:p>75</text:p>
          </table:table-cell>
          <table:table-cell office:value-type="float" office:value="29.0236012642" calcext:value-type="float">
            <text:p>29.02360126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392" calcext:value-type="float">
            <text:p>15392</text:p>
          </table:table-cell>
          <table:table-cell office:value-type="float" office:value="78" calcext:value-type="float">
            <text:p>78</text:p>
          </table:table-cell>
          <table:table-cell office:value-type="float" office:value="32.0957684264" calcext:value-type="float">
            <text:p>32.0957684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856" calcext:value-type="float">
            <text:p>15856</text:p>
          </table:table-cell>
          <table:table-cell office:value-type="float" office:value="81" calcext:value-type="float">
            <text:p>81</text:p>
          </table:table-cell>
          <table:table-cell office:value-type="float" office:value="28.6870650672" calcext:value-type="float">
            <text:p>28.68706506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320" calcext:value-type="float">
            <text:p>16320</text:p>
          </table:table-cell>
          <table:table-cell office:value-type="float" office:value="84" calcext:value-type="float">
            <text:p>84</text:p>
          </table:table-cell>
          <table:table-cell office:value-type="float" office:value="29.324570656" calcext:value-type="float">
            <text:p>29.3245706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84" calcext:value-type="float">
            <text:p>16784</text:p>
          </table:table-cell>
          <table:table-cell office:value-type="float" office:value="87" calcext:value-type="float">
            <text:p>87</text:p>
          </table:table-cell>
          <table:table-cell office:value-type="float" office:value="29.3889748524" calcext:value-type="float">
            <text:p>29.38897485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50" calcext:value-type="float">
            <text:p>17250</text:p>
          </table:table-cell>
          <table:table-cell office:value-type="float" office:value="90" calcext:value-type="float">
            <text:p>90</text:p>
          </table:table-cell>
          <table:table-cell office:value-type="float" office:value="31.2513736439" calcext:value-type="float">
            <text:p>31.25137364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732" calcext:value-type="float">
            <text:p>18732</text:p>
          </table:table-cell>
          <table:table-cell office:value-type="float" office:value="93" calcext:value-type="float">
            <text:p>93</text:p>
          </table:table-cell>
          <table:table-cell office:value-type="float" office:value="30.6336045203" calcext:value-type="float">
            <text:p>30.63360452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96" calcext:value-type="float">
            <text:p>19196</text:p>
          </table:table-cell>
          <table:table-cell office:value-type="float" office:value="96" calcext:value-type="float">
            <text:p>96</text:p>
          </table:table-cell>
          <table:table-cell office:value-type="float" office:value="30.6255041568" calcext:value-type="float">
            <text:p>30.62550415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660" calcext:value-type="float">
            <text:p>19660</text:p>
          </table:table-cell>
          <table:table-cell office:value-type="float" office:value="99" calcext:value-type="float">
            <text:p>99</text:p>
          </table:table-cell>
          <table:table-cell office:value-type="float" office:value="30.4556851889" calcext:value-type="float">
            <text:p>30.45568518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4" calcext:value-type="float">
            <text:p>20124</text:p>
          </table:table-cell>
          <table:table-cell office:value-type="float" office:value="102" calcext:value-type="float">
            <text:p>102</text:p>
          </table:table-cell>
          <table:table-cell office:value-type="float" office:value="29.8418741679" calcext:value-type="float">
            <text:p>29.84187416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588" calcext:value-type="float">
            <text:p>20588</text:p>
          </table:table-cell>
          <table:table-cell office:value-type="float" office:value="105" calcext:value-type="float">
            <text:p>105</text:p>
          </table:table-cell>
          <table:table-cell office:value-type="float" office:value="30.932088949" calcext:value-type="float">
            <text:p>30.9320889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052" calcext:value-type="float">
            <text:p>21052</text:p>
          </table:table-cell>
          <table:table-cell office:value-type="float" office:value="108" calcext:value-type="float">
            <text:p>108</text:p>
          </table:table-cell>
          <table:table-cell office:value-type="float" office:value="30.6601816589" calcext:value-type="float">
            <text:p>30.66018165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516" calcext:value-type="float">
            <text:p>21516</text:p>
          </table:table-cell>
          <table:table-cell office:value-type="float" office:value="111" calcext:value-type="float">
            <text:p>111</text:p>
          </table:table-cell>
          <table:table-cell office:value-type="float" office:value="31.2763493947" calcext:value-type="float">
            <text:p>31.27634939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0" calcext:value-type="float">
            <text:p>21980</text:p>
          </table:table-cell>
          <table:table-cell office:value-type="float" office:value="114" calcext:value-type="float">
            <text:p>114</text:p>
          </table:table-cell>
          <table:table-cell office:value-type="float" office:value="31.8085548926" calcext:value-type="float">
            <text:p>31.80855489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444" calcext:value-type="float">
            <text:p>22444</text:p>
          </table:table-cell>
          <table:table-cell office:value-type="float" office:value="117" calcext:value-type="float">
            <text:p>117</text:p>
          </table:table-cell>
          <table:table-cell office:value-type="float" office:value="29.470268027" calcext:value-type="float">
            <text:p>29.470268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08" calcext:value-type="float">
            <text:p>22908</text:p>
          </table:table-cell>
          <table:table-cell office:value-type="float" office:value="120" calcext:value-type="float">
            <text:p>120</text:p>
          </table:table-cell>
          <table:table-cell office:value-type="float" office:value="30.4841410319" calcext:value-type="float">
            <text:p>30.48414103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498" calcext:value-type="float">
            <text:p>24498</text:p>
          </table:table-cell>
          <table:table-cell office:value-type="float" office:value="123" calcext:value-type="float">
            <text:p>123</text:p>
          </table:table-cell>
          <table:table-cell office:value-type="float" office:value="27.9570212845" calcext:value-type="float">
            <text:p>27.95702128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86" calcext:value-type="float">
            <text:p>26586</text:p>
          </table:table-cell>
          <table:table-cell office:value-type="float" office:value="126" calcext:value-type="float">
            <text:p>126</text:p>
          </table:table-cell>
          <table:table-cell office:value-type="float" office:value="29.5204801854" calcext:value-type="float">
            <text:p>29.5204801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050" calcext:value-type="float">
            <text:p>27050</text:p>
          </table:table-cell>
          <table:table-cell office:value-type="float" office:value="129" calcext:value-type="float">
            <text:p>129</text:p>
          </table:table-cell>
          <table:table-cell office:value-type="float" office:value="30.8164894157" calcext:value-type="float">
            <text:p>30.81648941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514" calcext:value-type="float">
            <text:p>27514</text:p>
          </table:table-cell>
          <table:table-cell office:value-type="float" office:value="132" calcext:value-type="float">
            <text:p>132</text:p>
          </table:table-cell>
          <table:table-cell office:value-type="float" office:value="29.2517925304" calcext:value-type="float">
            <text:p>29.25179253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978" calcext:value-type="float">
            <text:p>27978</text:p>
          </table:table-cell>
          <table:table-cell office:value-type="float" office:value="135" calcext:value-type="float">
            <text:p>135</text:p>
          </table:table-cell>
          <table:table-cell office:value-type="float" office:value="30.3056493943" calcext:value-type="float">
            <text:p>30.3056493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442" calcext:value-type="float">
            <text:p>28442</text:p>
          </table:table-cell>
          <table:table-cell office:value-type="float" office:value="138" calcext:value-type="float">
            <text:p>138</text:p>
          </table:table-cell>
          <table:table-cell office:value-type="float" office:value="30.2147014649" calcext:value-type="float">
            <text:p>30.21470146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906" calcext:value-type="float">
            <text:p>28906</text:p>
          </table:table-cell>
          <table:table-cell office:value-type="float" office:value="141" calcext:value-type="float">
            <text:p>141</text:p>
          </table:table-cell>
          <table:table-cell office:value-type="float" office:value="30.8016772614" calcext:value-type="float">
            <text:p>30.80167726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370" calcext:value-type="float">
            <text:p>29370</text:p>
          </table:table-cell>
          <table:table-cell office:value-type="float" office:value="144" calcext:value-type="float">
            <text:p>144</text:p>
          </table:table-cell>
          <table:table-cell office:value-type="float" office:value="30.4433563647" calcext:value-type="float">
            <text:p>30.44335636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834" calcext:value-type="float">
            <text:p>29834</text:p>
          </table:table-cell>
          <table:table-cell office:value-type="float" office:value="147" calcext:value-type="float">
            <text:p>147</text:p>
          </table:table-cell>
          <table:table-cell office:value-type="float" office:value="31.9637804218" calcext:value-type="float">
            <text:p>31.9637804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298" calcext:value-type="float">
            <text:p>30298</text:p>
          </table:table-cell>
          <table:table-cell office:value-type="float" office:value="150" calcext:value-type="float">
            <text:p>150</text:p>
          </table:table-cell>
          <table:table-cell office:value-type="float" office:value="29.5944458544" calcext:value-type="float">
            <text:p>29.59444585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762" calcext:value-type="float">
            <text:p>30762</text:p>
          </table:table-cell>
          <table:table-cell office:value-type="float" office:value="153" calcext:value-type="float">
            <text:p>153</text:p>
          </table:table-cell>
          <table:table-cell office:value-type="float" office:value="29.8052893011" calcext:value-type="float">
            <text:p>29.80528930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226" calcext:value-type="float">
            <text:p>31226</text:p>
          </table:table-cell>
          <table:table-cell office:value-type="float" office:value="156" calcext:value-type="float">
            <text:p>156</text:p>
          </table:table-cell>
          <table:table-cell office:value-type="float" office:value="30.9128747044" calcext:value-type="float">
            <text:p>30.91287470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690" calcext:value-type="float">
            <text:p>31690</text:p>
          </table:table-cell>
          <table:table-cell office:value-type="float" office:value="159" calcext:value-type="float">
            <text:p>159</text:p>
          </table:table-cell>
          <table:table-cell office:value-type="float" office:value="29.7454133182" calcext:value-type="float">
            <text:p>29.74541331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54" calcext:value-type="float">
            <text:p>32154</text:p>
          </table:table-cell>
          <table:table-cell office:value-type="float" office:value="162" calcext:value-type="float">
            <text:p>162</text:p>
          </table:table-cell>
          <table:table-cell office:value-type="float" office:value="28.2353893475" calcext:value-type="float">
            <text:p>28.23538934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618" calcext:value-type="float">
            <text:p>32618</text:p>
          </table:table-cell>
          <table:table-cell office:value-type="float" office:value="165" calcext:value-type="float">
            <text:p>165</text:p>
          </table:table-cell>
          <table:table-cell office:value-type="float" office:value="31.3425384439" calcext:value-type="float">
            <text:p>31.34253844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082" calcext:value-type="float">
            <text:p>33082</text:p>
          </table:table-cell>
          <table:table-cell office:value-type="float" office:value="168" calcext:value-type="float">
            <text:p>168</text:p>
          </table:table-cell>
          <table:table-cell office:value-type="float" office:value="31.0989807927" calcext:value-type="float">
            <text:p>31.09898079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546" calcext:value-type="float">
            <text:p>33546</text:p>
          </table:table-cell>
          <table:table-cell office:value-type="float" office:value="171" calcext:value-type="float">
            <text:p>171</text:p>
          </table:table-cell>
          <table:table-cell office:value-type="float" office:value="29.3216572768" calcext:value-type="float">
            <text:p>29.32165727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010" calcext:value-type="float">
            <text:p>34010</text:p>
          </table:table-cell>
          <table:table-cell office:value-type="float" office:value="174" calcext:value-type="float">
            <text:p>174</text:p>
          </table:table-cell>
          <table:table-cell office:value-type="float" office:value="30.3625490303" calcext:value-type="float">
            <text:p>30.36254903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474" calcext:value-type="float">
            <text:p>34474</text:p>
          </table:table-cell>
          <table:table-cell office:value-type="float" office:value="177" calcext:value-type="float">
            <text:p>177</text:p>
          </table:table-cell>
          <table:table-cell office:value-type="float" office:value="29.1913412757" calcext:value-type="float">
            <text:p>29.1913412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940" calcext:value-type="float">
            <text:p>34940</text:p>
          </table:table-cell>
          <table:table-cell office:value-type="float" office:value="180" calcext:value-type="float">
            <text:p>180</text:p>
          </table:table-cell>
          <table:table-cell office:value-type="float" office:value="31.1154945019" calcext:value-type="float">
            <text:p>31.1154945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84" calcext:value-type="float">
            <text:p>36484</text:p>
          </table:table-cell>
          <table:table-cell office:value-type="float" office:value="183" calcext:value-type="float">
            <text:p>183</text:p>
          </table:table-cell>
          <table:table-cell office:value-type="float" office:value="29.9259116001" calcext:value-type="float">
            <text:p>29.9259116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948" calcext:value-type="float">
            <text:p>36948</text:p>
          </table:table-cell>
          <table:table-cell office:value-type="float" office:value="186" calcext:value-type="float">
            <text:p>186</text:p>
          </table:table-cell>
          <table:table-cell office:value-type="float" office:value="29.6992540027" calcext:value-type="float">
            <text:p>29.6992540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412" calcext:value-type="float">
            <text:p>37412</text:p>
          </table:table-cell>
          <table:table-cell office:value-type="float" office:value="189" calcext:value-type="float">
            <text:p>189</text:p>
          </table:table-cell>
          <table:table-cell office:value-type="float" office:value="28.9245709207" calcext:value-type="float">
            <text:p>28.92457092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876" calcext:value-type="float">
            <text:p>37876</text:p>
          </table:table-cell>
          <table:table-cell office:value-type="float" office:value="192" calcext:value-type="float">
            <text:p>192</text:p>
          </table:table-cell>
          <table:table-cell office:value-type="float" office:value="29.7638443152" calcext:value-type="float">
            <text:p>29.76384431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340" calcext:value-type="float">
            <text:p>38340</text:p>
          </table:table-cell>
          <table:table-cell office:value-type="float" office:value="195" calcext:value-type="float">
            <text:p>195</text:p>
          </table:table-cell>
          <table:table-cell office:value-type="float" office:value="31.3521022531" calcext:value-type="float">
            <text:p>31.35210225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804" calcext:value-type="float">
            <text:p>38804</text:p>
          </table:table-cell>
          <table:table-cell office:value-type="float" office:value="198" calcext:value-type="float">
            <text:p>198</text:p>
          </table:table-cell>
          <table:table-cell office:value-type="float" office:value="29.8608987735" calcext:value-type="float">
            <text:p>29.8608987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268" calcext:value-type="float">
            <text:p>39268</text:p>
          </table:table-cell>
          <table:table-cell office:value-type="float" office:value="201" calcext:value-type="float">
            <text:p>201</text:p>
          </table:table-cell>
          <table:table-cell office:value-type="float" office:value="29.9129030513" calcext:value-type="float">
            <text:p>29.91290305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32" calcext:value-type="float">
            <text:p>39732</text:p>
          </table:table-cell>
          <table:table-cell office:value-type="float" office:value="204" calcext:value-type="float">
            <text:p>204</text:p>
          </table:table-cell>
          <table:table-cell office:value-type="float" office:value="30.5945110043" calcext:value-type="float">
            <text:p>30.59451100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96" calcext:value-type="float">
            <text:p>40196</text:p>
          </table:table-cell>
          <table:table-cell office:value-type="float" office:value="207" calcext:value-type="float">
            <text:p>207</text:p>
          </table:table-cell>
          <table:table-cell office:value-type="float" office:value="29.4614287248" calcext:value-type="float">
            <text:p>29.46142872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660" calcext:value-type="float">
            <text:p>40660</text:p>
          </table:table-cell>
          <table:table-cell office:value-type="float" office:value="210" calcext:value-type="float">
            <text:p>210</text:p>
          </table:table-cell>
          <table:table-cell office:value-type="float" office:value="28.6243652373" calcext:value-type="float">
            <text:p>28.62436523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24" calcext:value-type="float">
            <text:p>41124</text:p>
          </table:table-cell>
          <table:table-cell office:value-type="float" office:value="213" calcext:value-type="float">
            <text:p>213</text:p>
          </table:table-cell>
          <table:table-cell office:value-type="float" office:value="30.1358624352" calcext:value-type="float">
            <text:p>30.13586243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88" calcext:value-type="float">
            <text:p>41588</text:p>
          </table:table-cell>
          <table:table-cell office:value-type="float" office:value="216" calcext:value-type="float">
            <text:p>216</text:p>
          </table:table-cell>
          <table:table-cell office:value-type="float" office:value="30.2597457223" calcext:value-type="float">
            <text:p>30.25974572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052" calcext:value-type="float">
            <text:p>42052</text:p>
          </table:table-cell>
          <table:table-cell office:value-type="float" office:value="219" calcext:value-type="float">
            <text:p>219</text:p>
          </table:table-cell>
          <table:table-cell office:value-type="float" office:value="29.4257618001" calcext:value-type="float">
            <text:p>29.4257618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16" calcext:value-type="float">
            <text:p>42516</text:p>
          </table:table-cell>
          <table:table-cell office:value-type="float" office:value="222" calcext:value-type="float">
            <text:p>222</text:p>
          </table:table-cell>
          <table:table-cell office:value-type="float" office:value="28.2174285522" calcext:value-type="float">
            <text:p>28.21742855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80" calcext:value-type="float">
            <text:p>42980</text:p>
          </table:table-cell>
          <table:table-cell office:value-type="float" office:value="225" calcext:value-type="float">
            <text:p>225</text:p>
          </table:table-cell>
          <table:table-cell office:value-type="float" office:value="29.0001731799" calcext:value-type="float">
            <text:p>29.00017317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44" calcext:value-type="float">
            <text:p>43444</text:p>
          </table:table-cell>
          <table:table-cell office:value-type="float" office:value="228" calcext:value-type="float">
            <text:p>228</text:p>
          </table:table-cell>
          <table:table-cell office:value-type="float" office:value="30.9967729557" calcext:value-type="float">
            <text:p>30.99677295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08" calcext:value-type="float">
            <text:p>43908</text:p>
          </table:table-cell>
          <table:table-cell office:value-type="float" office:value="231" calcext:value-type="float">
            <text:p>231</text:p>
          </table:table-cell>
          <table:table-cell office:value-type="float" office:value="28.0973377129" calcext:value-type="float">
            <text:p>28.0973377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372" calcext:value-type="float">
            <text:p>44372</text:p>
          </table:table-cell>
          <table:table-cell office:value-type="float" office:value="234" calcext:value-type="float">
            <text:p>234</text:p>
          </table:table-cell>
          <table:table-cell office:value-type="float" office:value="28.7202747778" calcext:value-type="float">
            <text:p>28.72027477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836" calcext:value-type="float">
            <text:p>44836</text:p>
          </table:table-cell>
          <table:table-cell office:value-type="float" office:value="237" calcext:value-type="float">
            <text:p>237</text:p>
          </table:table-cell>
          <table:table-cell office:value-type="float" office:value="29.6041586198" calcext:value-type="float">
            <text:p>29.60415861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300" calcext:value-type="float">
            <text:p>45300</text:p>
          </table:table-cell>
          <table:table-cell office:value-type="float" office:value="240" calcext:value-type="float">
            <text:p>240</text:p>
          </table:table-cell>
          <table:table-cell office:value-type="float" office:value="28.0777789124" calcext:value-type="float">
            <text:p>28.07777891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64" calcext:value-type="float">
            <text:p>45764</text:p>
          </table:table-cell>
          <table:table-cell office:value-type="float" office:value="243" calcext:value-type="float">
            <text:p>243</text:p>
          </table:table-cell>
          <table:table-cell office:value-type="float" office:value="28.5060119652" calcext:value-type="float">
            <text:p>28.50601196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56" calcext:value-type="float">
            <text:p>47156</text:p>
          </table:table-cell>
          <table:table-cell office:value-type="float" office:value="246" calcext:value-type="float">
            <text:p>246</text:p>
          </table:table-cell>
          <table:table-cell office:value-type="float" office:value="29.8099903909" calcext:value-type="float">
            <text:p>29.80999039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244" calcext:value-type="float">
            <text:p>49244</text:p>
          </table:table-cell>
          <table:table-cell office:value-type="float" office:value="249" calcext:value-type="float">
            <text:p>249</text:p>
          </table:table-cell>
          <table:table-cell office:value-type="float" office:value="28.8762735501" calcext:value-type="float">
            <text:p>28.87627355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08" calcext:value-type="float">
            <text:p>49708</text:p>
          </table:table-cell>
          <table:table-cell office:value-type="float" office:value="252" calcext:value-type="float">
            <text:p>252</text:p>
          </table:table-cell>
          <table:table-cell office:value-type="float" office:value="30.9659814078" calcext:value-type="float">
            <text:p>30.96598140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72" calcext:value-type="float">
            <text:p>50172</text:p>
          </table:table-cell>
          <table:table-cell office:value-type="float" office:value="255" calcext:value-type="float">
            <text:p>255</text:p>
          </table:table-cell>
          <table:table-cell office:value-type="float" office:value="30.8343196774" calcext:value-type="float">
            <text:p>30.83431967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636" calcext:value-type="float">
            <text:p>50636</text:p>
          </table:table-cell>
          <table:table-cell office:value-type="float" office:value="258" calcext:value-type="float">
            <text:p>258</text:p>
          </table:table-cell>
          <table:table-cell office:value-type="float" office:value="29.9456064537" calcext:value-type="float">
            <text:p>29.94560645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00" calcext:value-type="float">
            <text:p>51100</text:p>
          </table:table-cell>
          <table:table-cell office:value-type="float" office:value="261" calcext:value-type="float">
            <text:p>261</text:p>
          </table:table-cell>
          <table:table-cell office:value-type="float" office:value="29.6858735061" calcext:value-type="float">
            <text:p>29.68587350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64" calcext:value-type="float">
            <text:p>51564</text:p>
          </table:table-cell>
          <table:table-cell office:value-type="float" office:value="264" calcext:value-type="float">
            <text:p>264</text:p>
          </table:table-cell>
          <table:table-cell office:value-type="float" office:value="29.0686569861" calcext:value-type="float">
            <text:p>29.06865698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28" calcext:value-type="float">
            <text:p>52028</text:p>
          </table:table-cell>
          <table:table-cell office:value-type="float" office:value="267" calcext:value-type="float">
            <text:p>267</text:p>
          </table:table-cell>
          <table:table-cell office:value-type="float" office:value="30.6144183102" calcext:value-type="float">
            <text:p>30.61441831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494" calcext:value-type="float">
            <text:p>52494</text:p>
          </table:table-cell>
          <table:table-cell office:value-type="float" office:value="270" calcext:value-type="float">
            <text:p>270</text:p>
          </table:table-cell>
          <table:table-cell office:value-type="float" office:value="29.5840649019" calcext:value-type="float">
            <text:p>29.5840649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016" calcext:value-type="float">
            <text:p>54016</text:p>
          </table:table-cell>
          <table:table-cell office:value-type="float" office:value="273" calcext:value-type="float">
            <text:p>273</text:p>
          </table:table-cell>
          <table:table-cell office:value-type="float" office:value="29.6905589832" calcext:value-type="float">
            <text:p>29.69055898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480" calcext:value-type="float">
            <text:p>54480</text:p>
          </table:table-cell>
          <table:table-cell office:value-type="float" office:value="276" calcext:value-type="float">
            <text:p>276</text:p>
          </table:table-cell>
          <table:table-cell office:value-type="float" office:value="29.8919497183" calcext:value-type="float">
            <text:p>29.89194971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944" calcext:value-type="float">
            <text:p>54944</text:p>
          </table:table-cell>
          <table:table-cell office:value-type="float" office:value="279" calcext:value-type="float">
            <text:p>279</text:p>
          </table:table-cell>
          <table:table-cell office:value-type="float" office:value="30.1806804072" calcext:value-type="float">
            <text:p>30.18068040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408" calcext:value-type="float">
            <text:p>55408</text:p>
          </table:table-cell>
          <table:table-cell office:value-type="float" office:value="282" calcext:value-type="float">
            <text:p>282</text:p>
          </table:table-cell>
          <table:table-cell office:value-type="float" office:value="30.7021556609" calcext:value-type="float">
            <text:p>30.70215566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872" calcext:value-type="float">
            <text:p>55872</text:p>
          </table:table-cell>
          <table:table-cell office:value-type="float" office:value="285" calcext:value-type="float">
            <text:p>285</text:p>
          </table:table-cell>
          <table:table-cell office:value-type="float" office:value="30.6010018077" calcext:value-type="float">
            <text:p>30.60100180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36" calcext:value-type="float">
            <text:p>56336</text:p>
          </table:table-cell>
          <table:table-cell office:value-type="float" office:value="288" calcext:value-type="float">
            <text:p>288</text:p>
          </table:table-cell>
          <table:table-cell office:value-type="float" office:value="28.6312596429" calcext:value-type="float">
            <text:p>28.63125964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800" calcext:value-type="float">
            <text:p>56800</text:p>
          </table:table-cell>
          <table:table-cell office:value-type="float" office:value="291" calcext:value-type="float">
            <text:p>291</text:p>
          </table:table-cell>
          <table:table-cell office:value-type="float" office:value="30.3092551932" calcext:value-type="float">
            <text:p>30.30925519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64" calcext:value-type="float">
            <text:p>57264</text:p>
          </table:table-cell>
          <table:table-cell office:value-type="float" office:value="294" calcext:value-type="float">
            <text:p>294</text:p>
          </table:table-cell>
          <table:table-cell office:value-type="float" office:value="31.6556400588" calcext:value-type="float">
            <text:p>31.65564005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728" calcext:value-type="float">
            <text:p>57728</text:p>
          </table:table-cell>
          <table:table-cell office:value-type="float" office:value="297" calcext:value-type="float">
            <text:p>297</text:p>
          </table:table-cell>
          <table:table-cell office:value-type="float" office:value="30.6821621264" calcext:value-type="float">
            <text:p>30.6821621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92" calcext:value-type="float">
            <text:p>58192</text:p>
          </table:table-cell>
          <table:table-cell office:value-type="float" office:value="300" calcext:value-type="float">
            <text:p>300</text:p>
          </table:table-cell>
          <table:table-cell office:value-type="float" office:value="30.488727232" calcext:value-type="float">
            <text:p>30.488727232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3:58:35.758208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3:59:07.383146650</dc:date>
    <meta:editing-duration>PT16M24S</meta:editing-duration>
    <meta:editing-cycles>3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6.569cm" svg:y="1.286cm" chart:style-name="ch3">
          <text:p>RTU-real status</text:p>
        </chart:subtitle>
        <chart:legend chart:legend-position="end" svg:x="13.114cm" svg:y="3.925cm" style:legend-expansion="high" chart:style-name="ch4"/>
        <chart:plot-area chart:style-name="ch5" table:cell-range-address="rtuRecordSum.C1:rtuRecord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RecordSum.D1:rtuRecordSum.D100" loext:label-string="sum" chart:class="chart:scatter">
            <chart:domain table:cell-range-address="rtuRecordSum.C1:rtuRecordSum.C100"/>
            <chart:data-point chart:repeated="100"/>
          </chart:series>
          <chart:series chart:style-name="ch9" chart:values-cell-range-address="rtuRecordSum.E1:rtuRecord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rtuRecordSum.C1:rtuRecordSum.C100</svg:desc>
                </draw:g>
              </table:table-cell>
              <table:table-cell office:value-type="float" office:value="7.9428352791">
                <text:p>7.9428352791</text:p>
                <draw:g>
                  <svg:desc>rtuRecordSum.D1:rtuRecordSum.D100</svg:desc>
                </draw:g>
              </table:table-cell>
              <table:table-cell office:value-type="float" office:value="25">
                <text:p>25</text:p>
                <draw:g>
                  <svg:desc>rtuRecordSum.E1:rtuRecord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.762521728">
                <text:p>10.7625217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.829696062">
                <text:p>11.8296960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6567538009">
                <text:p>10.65675380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1.4151448929">
                <text:p>11.41514489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0.1374509229">
                <text:p>10.13745092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0.9475877415">
                <text:p>10.94758774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7.5472624451">
                <text:p>7.54726244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7.9208331463">
                <text:p>7.9208331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1.8077470823">
                <text:p>11.80774708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7.7027905073">
                <text:p>7.7027905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0.0779372355">
                <text:p>10.077937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0.3441756412">
                <text:p>10.3441756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8.9903021215">
                <text:p>8.9903021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11.6473671355">
                <text:p>11.6473671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10.9463320242">
                <text:p>10.9463320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9.1280822061">
                <text:p>9.1280822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">
                <text:p>54</text:p>
              </table:table-cell>
              <table:table-cell office:value-type="float" office:value="11.5330992744">
                <text:p>11.53309927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7.8608501603">
                <text:p>7.86085016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30.4189318073">
                <text:p>30.41893180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28.8408939897">
                <text:p>28.8408939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7.7239695374">
                <text:p>27.72396953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">
                <text:p>69</text:p>
              </table:table-cell>
              <table:table-cell office:value-type="float" office:value="29.4083740836">
                <text:p>29.40837408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29.9296814113">
                <text:p>29.92968141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29.0236012642">
                <text:p>29.0236012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32.0957684264">
                <text:p>32.09576842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28.6870650672">
                <text:p>28.68706506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29.324570656">
                <text:p>29.3245706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29.3889748524">
                <text:p>29.3889748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31.2513736439">
                <text:p>31.2513736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30.6336045203">
                <text:p>30.63360452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">
                <text:p>96</text:p>
              </table:table-cell>
              <table:table-cell office:value-type="float" office:value="30.6255041568">
                <text:p>30.62550415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30.4556851889">
                <text:p>30.45568518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29.8418741679">
                <text:p>29.84187416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">
                <text:p>105</text:p>
              </table:table-cell>
              <table:table-cell office:value-type="float" office:value="30.932088949">
                <text:p>30.932088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">
                <text:p>108</text:p>
              </table:table-cell>
              <table:table-cell office:value-type="float" office:value="30.6601816589">
                <text:p>30.66018165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31.2763493947">
                <text:p>31.2763493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">
                <text:p>114</text:p>
              </table:table-cell>
              <table:table-cell office:value-type="float" office:value="31.8085548926">
                <text:p>31.80855489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">
                <text:p>117</text:p>
              </table:table-cell>
              <table:table-cell office:value-type="float" office:value="29.470268027">
                <text:p>29.4702680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30.4841410319">
                <text:p>30.4841410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">
                <text:p>123</text:p>
              </table:table-cell>
              <table:table-cell office:value-type="float" office:value="27.9570212845">
                <text:p>27.95702128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">
                <text:p>126</text:p>
              </table:table-cell>
              <table:table-cell office:value-type="float" office:value="29.5204801854">
                <text:p>29.52048018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">
                <text:p>129</text:p>
              </table:table-cell>
              <table:table-cell office:value-type="float" office:value="30.8164894157">
                <text:p>30.81648941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29.2517925304">
                <text:p>29.25179253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30.3056493943">
                <text:p>30.30564939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">
                <text:p>138</text:p>
              </table:table-cell>
              <table:table-cell office:value-type="float" office:value="30.2147014649">
                <text:p>30.21470146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">
                <text:p>141</text:p>
              </table:table-cell>
              <table:table-cell office:value-type="float" office:value="30.8016772614">
                <text:p>30.80167726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30.4433563647">
                <text:p>30.44335636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31.9637804218">
                <text:p>31.9637804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29.5944458544">
                <text:p>29.5944458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29.8052893011">
                <text:p>29.80528930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">
                <text:p>156</text:p>
              </table:table-cell>
              <table:table-cell office:value-type="float" office:value="30.9128747044">
                <text:p>30.91287470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">
                <text:p>159</text:p>
              </table:table-cell>
              <table:table-cell office:value-type="float" office:value="29.7454133182">
                <text:p>29.74541331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">
                <text:p>162</text:p>
              </table:table-cell>
              <table:table-cell office:value-type="float" office:value="28.2353893475">
                <text:p>28.23538934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">
                <text:p>165</text:p>
              </table:table-cell>
              <table:table-cell office:value-type="float" office:value="31.3425384439">
                <text:p>31.3425384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">
                <text:p>168</text:p>
              </table:table-cell>
              <table:table-cell office:value-type="float" office:value="31.0989807927">
                <text:p>31.0989807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29.3216572768">
                <text:p>29.32165727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">
                <text:p>174</text:p>
              </table:table-cell>
              <table:table-cell office:value-type="float" office:value="30.3625490303">
                <text:p>30.36254903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29.1913412757">
                <text:p>29.19134127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">
                <text:p>180</text:p>
              </table:table-cell>
              <table:table-cell office:value-type="float" office:value="31.1154945019">
                <text:p>31.11549450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">
                <text:p>183</text:p>
              </table:table-cell>
              <table:table-cell office:value-type="float" office:value="29.9259116001">
                <text:p>29.9259116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">
                <text:p>186</text:p>
              </table:table-cell>
              <table:table-cell office:value-type="float" office:value="29.6992540027">
                <text:p>29.69925400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">
                <text:p>189</text:p>
              </table:table-cell>
              <table:table-cell office:value-type="float" office:value="28.9245709207">
                <text:p>28.9245709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29.7638443152">
                <text:p>29.7638443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31.3521022531">
                <text:p>31.3521022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">
                <text:p>198</text:p>
              </table:table-cell>
              <table:table-cell office:value-type="float" office:value="29.8608987735">
                <text:p>29.8608987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">
                <text:p>201</text:p>
              </table:table-cell>
              <table:table-cell office:value-type="float" office:value="29.9129030513">
                <text:p>29.9129030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">
                <text:p>204</text:p>
              </table:table-cell>
              <table:table-cell office:value-type="float" office:value="30.5945110043">
                <text:p>30.59451100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">
                <text:p>207</text:p>
              </table:table-cell>
              <table:table-cell office:value-type="float" office:value="29.4614287248">
                <text:p>29.46142872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28.6243652373">
                <text:p>28.62436523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30.1358624352">
                <text:p>30.1358624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">
                <text:p>216</text:p>
              </table:table-cell>
              <table:table-cell office:value-type="float" office:value="30.2597457223">
                <text:p>30.2597457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">
                <text:p>219</text:p>
              </table:table-cell>
              <table:table-cell office:value-type="float" office:value="29.4257618001">
                <text:p>29.4257618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8.2174285522">
                <text:p>28.21742855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">
                <text:p>225</text:p>
              </table:table-cell>
              <table:table-cell office:value-type="float" office:value="29.0001731799">
                <text:p>29.00017317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">
                <text:p>228</text:p>
              </table:table-cell>
              <table:table-cell office:value-type="float" office:value="30.9967729557">
                <text:p>30.99677295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">
                <text:p>231</text:p>
              </table:table-cell>
              <table:table-cell office:value-type="float" office:value="28.0973377129">
                <text:p>28.0973377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">
                <text:p>234</text:p>
              </table:table-cell>
              <table:table-cell office:value-type="float" office:value="28.7202747778">
                <text:p>28.72027477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">
                <text:p>237</text:p>
              </table:table-cell>
              <table:table-cell office:value-type="float" office:value="29.6041586198">
                <text:p>29.60415861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28.0777789124">
                <text:p>28.0777789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">
                <text:p>243</text:p>
              </table:table-cell>
              <table:table-cell office:value-type="float" office:value="28.5060119652">
                <text:p>28.50601196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  <table:table-cell office:value-type="float" office:value="29.8099903909">
                <text:p>29.80999039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">
                <text:p>249</text:p>
              </table:table-cell>
              <table:table-cell office:value-type="float" office:value="28.8762735501">
                <text:p>28.87627355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">
                <text:p>252</text:p>
              </table:table-cell>
              <table:table-cell office:value-type="float" office:value="30.9659814078">
                <text:p>30.96598140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">
                <text:p>255</text:p>
              </table:table-cell>
              <table:table-cell office:value-type="float" office:value="30.8343196774">
                <text:p>30.83431967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">
                <text:p>258</text:p>
              </table:table-cell>
              <table:table-cell office:value-type="float" office:value="29.9456064537">
                <text:p>29.94560645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">
                <text:p>261</text:p>
              </table:table-cell>
              <table:table-cell office:value-type="float" office:value="29.6858735061">
                <text:p>29.68587350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">
                <text:p>264</text:p>
              </table:table-cell>
              <table:table-cell office:value-type="float" office:value="29.0686569861">
                <text:p>29.06865698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">
                <text:p>267</text:p>
              </table:table-cell>
              <table:table-cell office:value-type="float" office:value="30.6144183102">
                <text:p>30.61441831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9.5840649019">
                <text:p>29.58406490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">
                <text:p>273</text:p>
              </table:table-cell>
              <table:table-cell office:value-type="float" office:value="29.6905589832">
                <text:p>29.69055898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">
                <text:p>276</text:p>
              </table:table-cell>
              <table:table-cell office:value-type="float" office:value="29.8919497183">
                <text:p>29.89194971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  <table:table-cell office:value-type="float" office:value="30.1806804072">
                <text:p>30.18068040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">
                <text:p>282</text:p>
              </table:table-cell>
              <table:table-cell office:value-type="float" office:value="30.7021556609">
                <text:p>30.70215566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">
                <text:p>285</text:p>
              </table:table-cell>
              <table:table-cell office:value-type="float" office:value="30.6010018077">
                <text:p>30.60100180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">
                <text:p>288</text:p>
              </table:table-cell>
              <table:table-cell office:value-type="float" office:value="28.6312596429">
                <text:p>28.63125964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">
                <text:p>291</text:p>
              </table:table-cell>
              <table:table-cell office:value-type="float" office:value="30.3092551932">
                <text:p>30.30925519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">
                <text:p>294</text:p>
              </table:table-cell>
              <table:table-cell office:value-type="float" office:value="31.6556400588">
                <text:p>31.65564005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">
                <text:p>297</text:p>
              </table:table-cell>
              <table:table-cell office:value-type="float" office:value="30.6821621264">
                <text:p>30.68216212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30.488727232">
                <text:p>30.48872723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